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666666"/>
    </style:style>
    <style:style style:name="P2" style:family="paragraph" style:parent-style-name="Standard">
      <style:paragraph-properties fo:margin-left="0cm" fo:margin-right="0cm" fo:text-align="center" style:justify-single-word="false" fo:text-indent="1.199cm" style:auto-text-indent="false"/>
      <style:text-properties fo:font-size="14pt" fo:language="en" fo:country="US" style:font-size-asian="14pt" style:font-size-complex="14pt"/>
    </style:style>
    <style:style style:name="P3" style:family="paragraph" style:parent-style-name="Standard">
      <style:paragraph-properties fo:margin-left="0cm" fo:margin-right="0cm" fo:text-align="justify" style:justify-single-word="false" fo:text-indent="1.199cm" style:auto-text-indent="false"/>
      <style:text-properties fo:font-size="14pt" fo:language="ru" fo:country="RU" style:font-size-asian="14pt" style:font-size-complex="14pt"/>
    </style:style>
    <style:style style:name="P4" style:family="paragraph" style:parent-style-name="Standard">
      <style:paragraph-properties fo:margin-left="0cm" fo:margin-right="0cm" fo:text-align="center" style:justify-single-word="false" fo:text-indent="1.199cm" style:auto-text-indent="false"/>
      <style:text-properties fo:font-size="14pt" fo:language="ru" fo:country="RU" style:font-size-asian="14pt" style:font-size-complex="14pt"/>
    </style:style>
    <style:style style:name="P5" style:family="paragraph" style:parent-style-name="Standard">
      <style:paragraph-properties fo:margin-left="0cm" fo:margin-right="0cm" fo:text-align="justify" style:justify-single-word="false" fo:text-indent="1.199cm" style:auto-text-indent="false"/>
      <style:text-properties fo:font-size="14pt" style:font-size-asian="14pt" style:font-size-complex="14pt"/>
    </style:style>
    <style:style style:name="P6" style:family="paragraph" style:parent-style-name="Standard">
      <style:paragraph-properties fo:margin-left="0cm" fo:margin-right="0cm" fo:text-align="justify" style:justify-single-word="false" fo:text-indent="1.199cm" style:auto-text-indent="false"/>
      <style:text-properties fo:font-size="14pt" fo:language="ru" fo:country="RU" style:font-size-asian="14pt" style:font-size-complex="14pt"/>
    </style:style>
    <style:style style:name="P7" style:family="paragraph" style:parent-style-name="Standard">
      <style:paragraph-properties fo:margin-left="0cm" fo:margin-right="0cm" fo:text-align="justify" style:justify-single-word="false" fo:text-indent="1.199cm" style:auto-text-indent="false"/>
      <style:text-properties fo:font-size="14pt" style:font-size-asian="14pt" style:font-size-complex="14pt"/>
    </style:style>
    <style:style style:name="T1" style:family="text">
      <style:text-properties fo:language="ru" fo:country="RU"/>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БЕЗ НАЗВАНИЯ</text:span>]</text:p>
      <text:p text:style-name="P2"/>
      <text:p text:style-name="P4">1</text:p>
      <text:p text:style-name="P3"/>
      <text:p text:style-name="P5">Ана перематывала запись - отрывисто пощелкивали массивные кнопки со стершимися надписями, протяжно скрипел лентопротяжный механизм - как будто обращая время вспять, и начинала сначала, снова и снова, множество раз поряд. Матовые диски магнитографа вновь синхронно вращались вокруг своей оси, закручивая блестящую пленку, сохранившую, как кажется, лишь тень невиданного голоса, неотличимую от молчания - в сторону, <text:s/>противоположную той, куда движется часовая стрелка, - и Ане слышалась бодрая дробь дождя, столь редкого на Дёзе, завывание жаркого пустынного ветра, от которого у многих людей идет горлом кровь, неровные возгласы, зыбкие и призрачные, исчезающие, как только она старается прислушаться, тонкое пение во время молитвы, как бессильное послание, призыв, признание, переданное со скоростью света через миллиарды миль пустоты, раскаты грома, рев пролетающего корабля, совсем низко, опалив огнем бесконечно черное небо.</text:p>
      <text:p text:style-name="P3">Никакая вычислительная машина была не в силах разгадать то, что заключалось в простой тишине, особенно, если Ана ставила на паузу проигрыватель. Частотный анализ, нормальные величины, центральные величины, референтные величины - другие многозначительные термины, приемы, эвристики - все это становилось бесполезным и бессмысленным, как работающий очиститель воздуха во время дождя. Была только тишина, и собственные мысли, и непонятные видения, и странное чувство, что ты чего-то ждешь.</text:p>
      <text:p text:style-name="P3"/>
      <text:p text:style-name="P3"/>
      <text:p text:style-name="P3"/>
      <text:p text:style-name="P3">*</text:p>
      <text:p text:style-name="P3"/>
      <text:p text:style-name="P3"/>
      <text:p text:style-name="P5">Ощущение сонной слабости по утра прошло, но вернулись и приступы удушья - препарат, выписанной Ане во время последнего ее визита к врачу, переставал действовать.</text:p>
      <text:p text:style-name="P5">Сад как будто начал избегать ее, он быстро проходил мимо, если они встречались в коридоре, не заглядывал больше в ее кабинет. Ана целыми днями слушала свой бессвязный фрагмент. Домой она ездила теперь как и раньше - через Самкару.</text:p>
      <text:p text:style-name="P5">В поездах стало тише, чем прежде. Люди выглядели испуганными, не разговаривали друг с другом, а ехали молча, смотрели в заплывшие окна <text:soft-page-break/>невидящими глазами. Лишь ночной город казался неизменным - старые районы, новые районы, дома, стены которых потемнели со временем, точно выгорев на солнце, раскрашенные в яркие цвета фасады, напоминавшие о последнем празднике красок и о том, что Ана одна. Музыка, звучавшая, когда поезд приближался к станциям, была утомительно знакомой - Ана помнила каждую ноту, каждый ее звук. Она не понимала, почему раньше любила ездить по надземке. Ее начинало мутить от этих бесконечных станций, однообразных механических мелодий, ошалевшей толпы, людей с остекленевшими глазами, которые плотно набивались в вагон на каждой остановке. Неужели только из-за того, что она была не одна?</text:p>
      <text:p text:style-name="P5">Иногда Ана выходила из поезда на какой-нибудь станции, далеко от дома, и не потому что ее выталкивали из вагона, как нередко бывало раньше, а потому что ей становилось сложно дышать. В залах ожидания нельзя было снимать респираторную маску. Порою Ана даже выходила на улицу, если забывала о времени и патрулях. Но дыхание все равно оставалось затрудненным.</text:p>
      <text:p text:style-name="P5">А на следующий день Ана встречалась на работе с Садом, и тот лишь кратко кивал головой в знак приветствия и торопливо уходил в сонный сумрак коридора - размасшистой походкой, насколько это было возможно для человека его роста, быстро взмахивая короткими руками.</text:p>
      <text:p text:style-name="P5">Ила тоже стала реже заглядывать к Ане. Она вся уже была в мыслях о новой работе. Ана даже обрадовалась, когда Ила предложила ей сходить вместе в торговый центр на выходной, хотя последнее время предпочитала в свободное время оставаться дома - в ее квартире можно было по крайней мере дышать без респираторной маски.</text:p>
      <text:p text:style-name="P5">Это случилось за неделю до ухода Илы. Они договорились встретиться утром, на станции надземки, которая была недалеко от дома Аны. Когда Ана ехала на поезде, то подумала с улыбкой, что впервые за долгое время действительно едет к кому-то на встречу, что ее ждут - точное время, заранее оговоренное место, - что у нее есть какая-то цель.</text:p>
      <text:p text:style-name="P5">Ила немного опоздала. Ана, ожидая ее, сидела на скамейки в зале ожидания. В зале было двое полицейские, которые негромко разговаривали о чем-то, стоя у публичного коммутатора. Они не обращали на Ану внимания. Ана поначалу настроженно поглядывала на них, но полицейские никого не трогали, и Ану стало больше беспокоить опоздание Илы.</text:p>
      <text:p text:style-name="P5">Когда Ила, наконец, пришла, даже не извинившись за опоздание, и они вместе поехали в центр, Ана вновь заметила полицейских в вагоне поезда - они как будто пытались прятаться за стоящими людьми, но их красные фигури то и дело мелькали, когда состав начинался замедляться или же, судорожно раскачиваясь, точно они шли не по электрическим путям, а плыли в потоках воздуха, набирал ход после остановки.</text:p>
      <text:p text:style-name="P5"><text:soft-page-break/>Ила торопливо рассказывала о чем-то, Ана пыталась прислушиваться, но постоянно отвлекалась на полицейских и, когда Ила спрашивала ее о чем-то, долго мешкала с ответом. Они вышли на станции со странным названием, о прибытии на которую извещала красивая переливчатая мелодия и, спустившись с перрона, через зал ожидания, мимо стоящих полицейских, вышли на улицу и зашагали в тени эстакады. Над ними пролетела длинная стремительная тень уходящего поезда. Ана заметила вдалеке еще один патруль. Им нужно было пройти несколько кварталов до следующей остановки.</text:p>
      <text:p text:style-name="P5"/>
      <text:p text:style-name="P5"/>
      <text:p text:style-name="P5">Над ними пронесся еще один уходящий поезд. Они миновали патруль, из-за которого так разволновалась Ана - полицейские даже не посмотрели в их сторону. Ила вдруг начала рассказывать о своей новой работе, хотя раньше не так много распространялась о переводе и всегда отвечала уклончиво, точно боялась говорить об этом в институте.</text:p>
      <text:p text:style-name="P5"/>
      <text:p text:style-name="P5">Они стояли на перроне в ожидании нового поезда, было необычно людно для выходного дня - <text:s/>многие почему-то не уходили с перрона и теснились у спуска в зал ожидания. Ана почувствовала, что ее легкие вновь как будто отказываются расширяться. Дышать приходилось через силу. У нее закружилась голова. Было жарко, солнце ярко горело на бесцветном небе так, что приходилось прикрывать глаза рукой, когда смотришь вверх. Сложно было поверить, что лишь несколько дней назад в городе шел проливной дождь. Здесь никогда не было дождя. Воздух пах гарью и каким-то едким химическим смрадом, который чувствовался даже в респираторной маске. </text:p>
      <text:p text:style-name="P5">- Нам, наверное, придется пропустить следующий поезд, - сказала Ила.</text:p>
      <text:p text:style-name="P5">Но они сели. Пришедший поезд оказался необъяснимо пустым, как если бы только что прибыл из депо, и их просто втолкали в вагон другие люди на перроне. Ила даже умудрилась занять для них места - у окна, в самом конце вагона. Громкоговоритель над головой завел какую-то невразумительную речь, но тут же сбился на сиплый хрип.</text:p>
      <text:p text:style-name="P5">- Нам скоро выходить, - сказала Ила.</text:p>
      <text:p text:style-name="P5">Поезд уверенно ускорялся, поднимаясь все выше над улицей - здесь эстакада шла вверх, четвертый, пятый, шестой этаж проносились за окном. Ана подумала, что точно никогда не была в этом районе. Нужно было запоминать как они ехали, на всякий случай, вдруг ей захочется сюда вернуться, однако Ана совсем не следила за дорогой.</text:p>
      <text:p text:style-name="P5">Ила молчала - рассказывать было больше не о чем. Послышалась <text:soft-page-break/>протяжная мелодия, и состав после судорожного толчка стал усиленно тормозить. Ана вопросительно посмотрела на свою подругу, но та покачала головой.</text:p>
      <text:p text:style-name="P5">- Нет, еще рано.</text:p>
      <text:p text:style-name="P5">И они поехали дальше. Пути снова начали снижаться, поезд со стоном описал широкий полукруг - эстакада с плавным изгибом уходила в мягкую тень узкой улочки, тонкого перешейка между рядами высоких домов.</text:p>
      <text:p text:style-name="P5"/>
      <text:p text:style-name="P5">Над ними пролетел еще один виман - казалась, что от рева его двигателей даже сотрясается под ногами тротуар, - и Ила как-то поспешно попрощалась, не стала настаивать на том, чтобы проводить Ану до дома и быстро зашагала обратно, вверх по улице, взмахнув на прощание рукой. Небо было чистым и серым, но Ане почему-то казалось, что скоро начнется дождь.</text:p>
      <text:p text:style-name="P5">Ана осталась одна, но полицейские не трогали ее - она была им неинтересна. Ана подумала, что ляжет спать, как только вернутся домой - и пусть еще рано и светло. Она зашторит окно. Ана представила, что очиститель воздуха, оставленный включенным, охладил всю ее квартиру до озноба, она снимет респираторную маску, почувствует легкое приятное головокружение, когда начнет дышать полной грудью. Радио можно даже и не включать. С нее было достаточно новостей.</text:p>
      <text:p text:style-name="P5">Поезда она ждала недолго. В вагоне не оказалось свободных сидячих мест, но ей и не прошлось проталкиваться внутрь, как во время давки с рабочий день. Ана встала у окна, глядя на свое смутное расплывающееся отражение в тусклом стекле. Она вдруг почувствовала, что даже рада тому, что наконец рассталась с Илой, что едет домой одна и теперь ей нужно больше смущаться из-за неловкого молчания или слушать надоедливую болтовню ее подруги. Этот бессмысленный день, наконец, закончен. Ее ждет тишина.</text:p>
      <text:p text:style-name="P5">В вагоне не было ни одного полицейского. На улицах наконец начинало темнеть, словно прозрачная сероватая дымка постепенно застилала город, но осветительные приборы на стенах еще не горели, и небо еще сохраняло свой естестественный дневной цвет. Ана вздохнула. Она дойдет до дома от Гарни и не увидит ни одного патруля. Это она знала точно. Наконец-то снять респираторную маску. Никогда не останавливали. Не включать радио. Завтра снова. Скоро нужно опять к врачу.</text:p>
      <text:p text:style-name="P5">Поезд страшно заскрежетал, сильная волна толкнула Ану вперед, и она едва удержалась за поручень. На какое-то мгновение мигнули лампы на потолке. Машинист слишком сильно затормозил перед остановкой. Послышались взволнованные и возмущенные голоса, и тут же стала играть <text:soft-page-break/>мелодия в динамиках, заглушая крикливое недовольство людей.</text:p>
      <text:p text:style-name="P5">Поезд остановился на станции. Перрон снова был на удивление пуст. Ане почему-то захотелось выйти. Над спуском в зал ожидания горела тусклая пыльная лампа, пустые столбики для флагштоков - ведь скоро праздник... надо что-то придумать... - чернели вдоль перил. Но нет, она слишком устала, она спешила домой, где можно снять респираторную маску и лечь пораньше спать. Все, что ей нужно - это сон.</text:p>
      <text:p text:style-name="P5">Двери вагона со скрипом закрылись, и Ана вдруг почувствовала, как что-то сжалось у нее в груди. Надо было выйти. Нет, надо было выйти. Поезд вновь стал как-то резко, рывками набирать скорость, и Ана с трудом удерживалась за поручень. Надо было выйти - подождать следующего поезда. От непонятного беспричинного волнения Ана вновь стало тяжело дышать.</text:p>
      <text:p text:style-name="P5">Когда динамики в потолке включились в следующий раз Ана сразу же узнала станцию - именно здесь она встречалась с Илой несколько часов назад. Ила опоздала.</text:p>
      <text:p text:style-name="P5">Двери открылись, и Ана как-то невольно вышла на перрон. Было ветрено, станция поднималась над улицей на высоту в четыре эстажа, но в лицо все равно летела пыль с тротуаров, от которой едва спасала респираторная маска, оставлявшая незакрытыми глаза. Ана подняла воротник своей куртки, втянула голову в плечи, но все равно что-то смутно беспокоило ее. И тут она поняла. Откуда-то снизу, из зала ожидания, раздавался резкий раздражающий свист. Ана зажала ладонями уши, сильно сдавила голову, склонившись, глядя себе под ноги, но свист все равно не проходил. Ветер внезапно усилился, поднялся волной, резким порывом, окатив Ану мелкими песчинкакми, точно песком, занесенным из спящих земель, и Ана заспешила к спуску с перрона, к мутному свету лампы у открытой двери.</text:p>
      <text:p text:style-name="P5">Она вышла на лестницу. Внизу послышались голоса, звуки. Как будто кто-то играл в мяч. Потом громкий женский возглас. Свист сначала стих, стал приглушенным, точно звуковая волная разбивалась о невидимую преграду, а потом и вовсе смолк. Ана стала спускаться вниз. У нее было такое чувство, что она запуталась, что она не знает, как вернуться домой, и ей просто необходимо спросить у кого-нибудь дорогу - хотя до Гарни оставалось всего несколько остановок.</text:p>
      <text:p text:style-name="P5">В зале ожидания было несколько человек. Невысокий мужчина разговаривал о чем-то облаченным в утилитарно-красную форму охранником, который отвечал односложно, не глядя на собеседника. Ана прошла мимо, стараясь держаться непринужденно, побаиваясь даже смотреть в их сторону. Дальше. Женщина в длинной темной одежде сидела на скамье у стены и что-то медленно разворачивала, сминая в руках <text:soft-page-break/>кусочки серебристой фольги, а перед ней стоял мальчик, совсем маленький - вероятно, ее сын - и нетерпеливо переминался с ноги на ногу.</text:p>
      <text:p text:style-name="P5">- Даддхи, даддхи, - клянчил мальчик.</text:p>
      <text:p text:style-name="P5">Мать спросила его о чем-то на гали, и мальчик, оглянувшись, нерешительно покачал головой.</text:p>
      <text:p text:style-name="P5">Ана не знала, что она делает здесь. Несколько часов назад, на этой скамье, она ждала свою подругу. Ана направилась к выходу, как будто вечерняя улица, ветер, загорающиеся синие огни могли...</text:p>
      <text:p text:style-name="P5">Она случайно задела за что-то ногой - маленький мячик, который откатился в сторону, под пустующую скамейку. Ана подумала, что мяч, должно быть, потерял тот мальчик, который клянчил что-то у своей матери. Она подошла подошла к пустой скамье и нагнулась, чтобы поднять мячик. Мяч - плотный, словно набитый песком - был обтянут какой-то грубоватой шершавой тканью, потускневшей от грязи.</text:p>
      <text:p text:style-name="P5">Мальчик заметил Ану и уставился на нее с удивление и как будто даже страхом. Ана попробовала улыбнуться ему, показывая грязный мучик. Паренек еще больше смутился, увидев свою игрушку в ее руке, и Ана поняла, что выглядит в своем наряде и маске, должно быть, не слишком дружелюбно. Она отвлеклась, думая, как это нелепо - улыбаться, как тебе приходится дышать через респираторную маску. Мячик выскользнул у нее из руки и глухо шлепнулся на пол.</text:p>
      <text:p text:style-name="P5">В этот момент Ана вздрогнула и резко обернулась. Полицейский по-прежнему о чем-то неторопливо разговаривал с мужчиной. Где-то вдалеке виделся выход на перрон. Свист послышался снова - еще сильнее, чем раньше. Казалось, что звук исходит из самых стен, падает с потолка, что он повсюду. Ана вновь зажала уши руками.</text:p>
      <text:p text:style-name="P5">- Хаа! - шумно выдохнул мальчик, показывая на Ану пальцем.</text:p>
      <text:p text:style-name="P5">Мать потянула его за рукав и прикрыла лицо ладонью.</text:p>
      <text:p text:style-name="P5">Ана закрыла глаза, как будто это могло ей помочь.</text:p>
      <text:p text:style-name="P5">- Что с вами? - спросил мужчина, стоявший рядом с полицейским. Он подошел совсем близко к Ане, но она даже не смотрела на него.</text:p>
      <text:p text:style-name="P5">- Вы слышите это? - простонала Ана.</text:p>
      <text:p text:style-name="P5">- Что это? - удивился мужчина. - С вами все в порядке?</text:p>
      <text:p text:style-name="P5">Ана не ответила и шаткой походкой направилась к выходу со станции, продолжая зажимать ладонями уши, хотя свист от этого не становился тише.</text:p>
      <text:p text:style-name="P5">- Вам плохо? - послышался голос у нее за спиной, но она даже не обернулась.</text:p>
      <text:p text:style-name="P5">Она просто устала, ей не нужно было выходить. Нужно просто вернуться домой.</text:p>
      <text:p text:style-name="P5">Ана шла навстречу ветру. По мере того, как она отдалялась от <text:soft-page-break/>станции свист постепенно стихал, потом вновь стал приглушенным, пока не погас в ранних сумерках. </text:p>
      <text:p text:style-name="P3">Ана дошла до следующей станции пешком. Дыхание ее сбилось, она часто и тяжело вздыхала. Ей хотелось только сладкого супа, который она заваривала из концентрата, и спат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Times New Roman"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666666"/>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37H34M38S</meta:editing-duration>
    <meta:editing-cycles>315</meta:editing-cycles>
    <meta:generator>OpenOffice.org/3.1$Win32 OpenOffice.org_project/310m11$Build-9399</meta:generator>
    <dc:date>2010-04-06T03:11:51.64</dc:date>
    <dc:creator>Василий Воронков</dc:creator>
    <meta:document-statistic meta:table-count="0" meta:image-count="0" meta:object-count="0" meta:page-count="7" meta:paragraph-count="53" meta:word-count="2224" meta:character-count="14474"/>
    <meta:user-defined meta:name="Info 1"/>
    <meta:user-defined meta:name="Info 2"/>
    <meta:user-defined meta:name="Info 3"/>
    <meta:user-defined meta:name="Info 4"/>
  </office:meta>
</office:document-meta>
</file>